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0083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ashCollision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How soon do Collisions Occu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365">
            <text:p>365</text:p>
          </table:table-cell>
          <table:table-cell office:value-type="string">
            <text:p><text:s/>= 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 table:style-name="ce1" office:value-type="string">
            <text:p>Approximate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table:style-name="ce1" office:value-type="string">
            <text:p>(1-(m-1)/n)</text:p>
          </table:table-cell>
          <table:table-cell table:style-name="ce1" office:value-type="string">
            <text:p>P(No Collision)</text:p>
          </table:table-cell>
          <table:table-cell table:style-name="ce1" office:value-type="string">
            <text:p>P(Collision)</text:p>
          </table:table-cell>
          <table:table-cell table:style-name="ce1" office:value-type="string">
            <text:p>P(No Collision)</text:p>
          </table:table-cell>
          <table:table-cell table:style-name="ce1" office:value-type="string">
            <text:p>P(Collision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f:=(1-([.B8]-1)/[.$D$4])" office:value-type="float" office:value="1">
            <text:p>1.0000</text:p>
          </table:table-cell>
          <table:table-cell table:style-name="ce2" table:formula="of:=[.C8]" office:value-type="float" office:value="1">
            <text:p>1.0000</text:p>
          </table:table-cell>
          <table:table-cell table:style-name="ce2" table:formula="of:=1-[.D8]" office:value-type="float" office:value="0">
            <text:p>0.0000</text:p>
          </table:table-cell>
          <table:table-cell table:style-name="ce2" table:formula="of:=EXP(-[.B8]*[.B8]/2/[.$D$4])" office:value-type="float" office:value="0.998631074820356">
            <text:p>0.9986</text:p>
          </table:table-cell>
          <table:table-cell table:style-name="ce2" table:formula="of:=1-[.F8]" office:value-type="float" office:value="0.00136892517964404">
            <text:p>0.001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(1-([.B9]-1)/[.$D$4])" office:value-type="float" office:value="0.997260273972603">
            <text:p>0.9973</text:p>
          </table:table-cell>
          <table:table-cell table:style-name="ce2" table:formula="of:=[.D8]*[.C9]" office:value-type="float" office:value="0.997260273972603">
            <text:p>0.9973</text:p>
          </table:table-cell>
          <table:table-cell table:style-name="ce2" table:formula="of:=1-[.D9]" office:value-type="float" office:value="0.00273972602739725">
            <text:p>0.0027</text:p>
          </table:table-cell>
          <table:table-cell table:style-name="ce2" table:formula="of:=EXP(-[.B9]*[.B9]/2/[.$D$4])" office:value-type="float" office:value="0.994535532760597">
            <text:p>0.9945</text:p>
          </table:table-cell>
          <table:table-cell table:style-name="ce2" table:formula="of:=1-[.F9]" office:value-type="float" office:value="0.00546446723940286">
            <text:p>0.005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f:=(1-([.B10]-1)/[.$D$4])" office:value-type="float" office:value="0.994520547945205">
            <text:p>0.9945</text:p>
          </table:table-cell>
          <table:table-cell table:style-name="ce2" table:formula="of:=[.D9]*[.C10]" office:value-type="float" office:value="0.991795834115219">
            <text:p>0.9918</text:p>
          </table:table-cell>
          <table:table-cell table:style-name="ce2" table:formula="of:=1-[.D10]" office:value-type="float" office:value="0.00820416588478135">
            <text:p>0.0082</text:p>
          </table:table-cell>
          <table:table-cell table:style-name="ce2" table:formula="of:=EXP(-[.B10]*[.B10]/2/[.$D$4])" office:value-type="float" office:value="0.987746920760699">
            <text:p>0.9877</text:p>
          </table:table-cell>
          <table:table-cell table:style-name="ce2" table:formula="of:=1-[.F10]" office:value-type="float" office:value="0.0122530792393011">
            <text:p>0.012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(1-([.B11]-1)/[.$D$4])" office:value-type="float" office:value="0.991780821917808">
            <text:p>0.9918</text:p>
          </table:table-cell>
          <table:table-cell table:style-name="ce2" table:formula="of:=[.D10]*[.C11]" office:value-type="float" office:value="0.98364408753345">
            <text:p>0.9836</text:p>
          </table:table-cell>
          <table:table-cell table:style-name="ce2" table:formula="of:=1-[.D11]" office:value-type="float" office:value="0.0163559124665502">
            <text:p>0.0164</text:p>
          </table:table-cell>
          <table:table-cell table:style-name="ce2" table:formula="of:=EXP(-[.B11]*[.B11]/2/[.$D$4])" office:value-type="float" office:value="0.978320641662537">
            <text:p>0.9783</text:p>
          </table:table-cell>
          <table:table-cell table:style-name="ce2" table:formula="of:=1-[.F11]" office:value-type="float" office:value="0.0216793583374634">
            <text:p>0.021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(1-([.B12]-1)/[.$D$4])" office:value-type="float" office:value="0.989041095890411">
            <text:p>0.9890</text:p>
          </table:table-cell>
          <table:table-cell table:style-name="ce2" table:formula="of:=[.D11]*[.C12]" office:value-type="float" office:value="0.972864426300207">
            <text:p>0.9729</text:p>
          </table:table-cell>
          <table:table-cell table:style-name="ce2" table:formula="of:=1-[.D12]" office:value-type="float" office:value="0.0271355736997935">
            <text:p>0.0271</text:p>
          </table:table-cell>
          <table:table-cell table:style-name="ce2" table:formula="of:=EXP(-[.B12]*[.B12]/2/[.$D$4])" office:value-type="float" office:value="0.966333201318802">
            <text:p>0.9663</text:p>
          </table:table-cell>
          <table:table-cell table:style-name="ce2" table:formula="of:=1-[.F12]" office:value-type="float" office:value="0.0336667986811984">
            <text:p>0.033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table:formula="of:=(1-([.B13]-1)/[.$D$4])" office:value-type="float" office:value="0.986301369863014">
            <text:p>0.9863</text:p>
          </table:table-cell>
          <table:table-cell table:style-name="ce2" table:formula="of:=[.D12]*[.C13]" office:value-type="float" office:value="0.959537516350889">
            <text:p>0.9595</text:p>
          </table:table-cell>
          <table:table-cell table:style-name="ce2" table:formula="of:=1-[.D13]" office:value-type="float" office:value="0.0404624836491114">
            <text:p>0.0405</text:p>
          </table:table-cell>
          <table:table-cell table:style-name="ce2" table:formula="of:=EXP(-[.B13]*[.B13]/2/[.$D$4])" office:value-type="float" office:value="0.951881174680433">
            <text:p>0.9519</text:p>
          </table:table-cell>
          <table:table-cell table:style-name="ce2" table:formula="of:=1-[.F13]" office:value-type="float" office:value="0.0481188253195667">
            <text:p>0.048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table:formula="of:=(1-([.B14]-1)/[.$D$4])" office:value-type="float" office:value="0.983561643835616">
            <text:p>0.9836</text:p>
          </table:table-cell>
          <table:table-cell table:style-name="ce2" table:formula="of:=[.D13]*[.C14]" office:value-type="float" office:value="0.943764296904025">
            <text:p>0.9438</text:p>
          </table:table-cell>
          <table:table-cell table:style-name="ce2" table:formula="of:=1-[.D14]" office:value-type="float" office:value="0.0562357030959754">
            <text:p>0.0562</text:p>
          </table:table-cell>
          <table:table-cell table:style-name="ce2" table:formula="of:=EXP(-[.B14]*[.B14]/2/[.$D$4])" office:value-type="float" office:value="0.935079910405377">
            <text:p>0.9351</text:p>
          </table:table-cell>
          <table:table-cell table:style-name="ce2" table:formula="of:=1-[.F14]" office:value-type="float" office:value="0.0649200895946231">
            <text:p>0.064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(1-([.B15]-1)/[.$D$4])" office:value-type="float" office:value="0.980821917808219">
            <text:p>0.9808</text:p>
          </table:table-cell>
          <table:table-cell table:style-name="ce2" table:formula="of:=[.D14]*[.C15]" office:value-type="float" office:value="0.925664707648331">
            <text:p>0.9257</text:p>
          </table:table-cell>
          <table:table-cell table:style-name="ce2" table:formula="of:=1-[.D15]" office:value-type="float" office:value="0.074335292351669">
            <text:p>0.0743</text:p>
          </table:table-cell>
          <table:table-cell table:style-name="ce2" table:formula="of:=EXP(-[.B15]*[.B15]/2/[.$D$4])" office:value-type="float" office:value="0.916061998289108">
            <text:p>0.9161</text:p>
          </table:table-cell>
          <table:table-cell table:style-name="ce2" table:formula="of:=1-[.F15]" office:value-type="float" office:value="0.0839380017108915">
            <text:p>0.083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table:formula="of:=(1-([.B16]-1)/[.$D$4])" office:value-type="float" office:value="0.978082191780822">
            <text:p>0.9781</text:p>
          </table:table-cell>
          <table:table-cell table:style-name="ce2" table:formula="of:=[.D15]*[.C16]" office:value-type="float" office:value="0.905376166110833">
            <text:p>0.9054</text:p>
          </table:table-cell>
          <table:table-cell table:style-name="ce2" table:formula="of:=1-[.D16]" office:value-type="float" office:value="0.0946238338891667">
            <text:p>0.0946</text:p>
          </table:table-cell>
          <table:table-cell table:style-name="ce2" table:formula="of:=EXP(-[.B16]*[.B16]/2/[.$D$4])" office:value-type="float" office:value="0.89497552798951">
            <text:p>0.8950</text:p>
          </table:table-cell>
          <table:table-cell table:style-name="ce2" table:formula="of:=1-[.F16]" office:value-type="float" office:value="0.10502447201049">
            <text:p>0.105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(1-([.B17]-1)/[.$D$4])" office:value-type="float" office:value="0.975342465753425">
            <text:p>0.9753</text:p>
          </table:table-cell>
          <table:table-cell table:style-name="ce2" table:formula="of:=[.D16]*[.C17]" office:value-type="float" office:value="0.883051822288922">
            <text:p>0.8831</text:p>
          </table:table-cell>
          <table:table-cell table:style-name="ce2" table:formula="of:=1-[.D17]" office:value-type="float" office:value="0.116948177711078">
            <text:p>0.1169</text:p>
          </table:table-cell>
          <table:table-cell table:style-name="ce2" table:formula="of:=EXP(-[.B17]*[.B17]/2/[.$D$4])" office:value-type="float" office:value="0.871982171011542">
            <text:p>0.8720</text:p>
          </table:table-cell>
          <table:table-cell table:style-name="ce2" table:formula="of:=1-[.F17]" office:value-type="float" office:value="0.128017828988458">
            <text:p>0.128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f:=(1-([.B18]-1)/[.$D$4])" office:value-type="float" office:value="0.972602739726027">
            <text:p>0.9726</text:p>
          </table:table-cell>
          <table:table-cell table:style-name="ce2" table:formula="of:=[.D17]*[.C18]" office:value-type="float" office:value="0.858858621678267">
            <text:p>0.8589</text:p>
          </table:table-cell>
          <table:table-cell table:style-name="ce2" table:formula="of:=1-[.D18]" office:value-type="float" office:value="0.141141378321733">
            <text:p>0.1411</text:p>
          </table:table-cell>
          <table:table-cell table:style-name="ce2" table:formula="of:=EXP(-[.B18]*[.B18]/2/[.$D$4])" office:value-type="float" office:value="0.847255120656747">
            <text:p>0.8473</text:p>
          </table:table-cell>
          <table:table-cell table:style-name="ce2" table:formula="of:=1-[.F18]" office:value-type="float" office:value="0.152744879343253">
            <text:p>0.152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table:formula="of:=(1-([.B19]-1)/[.$D$4])" office:value-type="float" office:value="0.96986301369863">
            <text:p>0.9699</text:p>
          </table:table-cell>
          <table:table-cell table:style-name="ce2" table:formula="of:=[.D18]*[.C19]" office:value-type="float" office:value="0.832975211161936">
            <text:p>0.8330</text:p>
          </table:table-cell>
          <table:table-cell table:style-name="ce2" table:formula="of:=1-[.D19]" office:value-type="float" office:value="0.167024788838064">
            <text:p>0.1670</text:p>
          </table:table-cell>
          <table:table-cell table:style-name="ce2" table:formula="of:=EXP(-[.B19]*[.B19]/2/[.$D$4])" office:value-type="float" office:value="0.820976926576618">
            <text:p>0.8210</text:p>
          </table:table-cell>
          <table:table-cell table:style-name="ce2" table:formula="of:=1-[.F19]" office:value-type="float" office:value="0.179023073423382">
            <text:p>0.179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" table:formula="of:=(1-([.B20]-1)/[.$D$4])" office:value-type="float" office:value="0.967123287671233">
            <text:p>0.9671</text:p>
          </table:table-cell>
          <table:table-cell table:style-name="ce2" table:formula="of:=[.D19]*[.C20]" office:value-type="float" office:value="0.80558972476757">
            <text:p>0.8056</text:p>
          </table:table-cell>
          <table:table-cell table:style-name="ce2" table:formula="of:=1-[.D20]" office:value-type="float" office:value="0.194410275232429">
            <text:p>0.1944</text:p>
          </table:table-cell>
          <table:table-cell table:style-name="ce2" table:formula="of:=EXP(-[.B20]*[.B20]/2/[.$D$4])" office:value-type="float" office:value="0.793337261667655">
            <text:p>0.7933</text:p>
          </table:table-cell>
          <table:table-cell table:style-name="ce2" table:formula="of:=1-[.F20]" office:value-type="float" office:value="0.206662738332345">
            <text:p>0.206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" table:formula="of:=(1-([.B21]-1)/[.$D$4])" office:value-type="float" office:value="0.964383561643836">
            <text:p>0.9644</text:p>
          </table:table-cell>
          <table:table-cell table:style-name="ce2" table:formula="of:=[.D20]*[.C21]" office:value-type="float" office:value="0.776897487995027">
            <text:p>0.7769</text:p>
          </table:table-cell>
          <table:table-cell table:style-name="ce2" table:formula="of:=1-[.D21]" office:value-type="float" office:value="0.223102512004973">
            <text:p>0.2231</text:p>
          </table:table-cell>
          <table:table-cell table:style-name="ce2" table:formula="of:=EXP(-[.B21]*[.B21]/2/[.$D$4])" office:value-type="float" office:value="0.764530659303283">
            <text:p>0.7645</text:p>
          </table:table-cell>
          <table:table-cell table:style-name="ce2" table:formula="of:=1-[.F21]" office:value-type="float" office:value="0.235469340696717">
            <text:p>0.235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2" table:formula="of:=(1-([.B22]-1)/[.$D$4])" office:value-type="float" office:value="0.961643835616438">
            <text:p>0.9616</text:p>
          </table:table-cell>
          <table:table-cell table:style-name="ce2" table:formula="of:=[.D21]*[.C22]" office:value-type="float" office:value="0.747098680236314">
            <text:p>0.7471</text:p>
          </table:table-cell>
          <table:table-cell table:style-name="ce2" table:formula="of:=1-[.D22]" office:value-type="float" office:value="0.252901319763686">
            <text:p>0.2529</text:p>
          </table:table-cell>
          <table:table-cell table:style-name="ce2" table:formula="of:=EXP(-[.B22]*[.B22]/2/[.$D$4])" office:value-type="float" office:value="0.734754258330115">
            <text:p>0.7348</text:p>
          </table:table-cell>
          <table:table-cell table:style-name="ce2" table:formula="of:=1-[.F22]" office:value-type="float" office:value="0.265245741669885">
            <text:p>0.265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(1-([.B23]-1)/[.$D$4])" office:value-type="float" office:value="0.958904109589041">
            <text:p>0.9589</text:p>
          </table:table-cell>
          <table:table-cell table:style-name="ce2" table:formula="of:=[.D22]*[.C23]" office:value-type="float" office:value="0.71639599474715">
            <text:p>0.7164</text:p>
          </table:table-cell>
          <table:table-cell table:style-name="ce2" table:formula="of:=1-[.D23]" office:value-type="float" office:value="0.28360400525285">
            <text:p>0.2836</text:p>
          </table:table-cell>
          <table:table-cell table:style-name="ce2" table:formula="of:=EXP(-[.B23]*[.B23]/2/[.$D$4])" office:value-type="float" office:value="0.704205591901405">
            <text:p>0.7042</text:p>
          </table:table-cell>
          <table:table-cell table:style-name="ce2" table:formula="of:=1-[.F23]" office:value-type="float" office:value="0.295794408098595">
            <text:p>0.295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" table:formula="of:=(1-([.B24]-1)/[.$D$4])" office:value-type="float" office:value="0.956164383561644">
            <text:p>0.9562</text:p>
          </table:table-cell>
          <table:table-cell table:style-name="ce2" table:formula="of:=[.D23]*[.C24]" office:value-type="float" office:value="0.684992334703439">
            <text:p>0.6850</text:p>
          </table:table-cell>
          <table:table-cell table:style-name="ce2" table:formula="of:=1-[.D24]" office:value-type="float" office:value="0.315007665296561">
            <text:p>0.3150</text:p>
          </table:table-cell>
          <table:table-cell table:style-name="ce2" table:formula="of:=EXP(-[.B24]*[.B24]/2/[.$D$4])" office:value-type="float" office:value="0.673080454137317">
            <text:p>0.6731</text:p>
          </table:table-cell>
          <table:table-cell table:style-name="ce2" table:formula="of:=1-[.F24]" office:value-type="float" office:value="0.326919545862683">
            <text:p>0.326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" table:formula="of:=(1-([.B25]-1)/[.$D$4])" office:value-type="float" office:value="0.953424657534247">
            <text:p>0.9534</text:p>
          </table:table-cell>
          <table:table-cell table:style-name="ce2" table:formula="of:=[.D24]*[.C25]" office:value-type="float" office:value="0.653088582128211">
            <text:p>0.6531</text:p>
          </table:table-cell>
          <table:table-cell table:style-name="ce2" table:formula="of:=1-[.D25]" office:value-type="float" office:value="0.346911417871789">
            <text:p>0.3469</text:p>
          </table:table-cell>
          <table:table-cell table:style-name="ce2" table:formula="of:=EXP(-[.B25]*[.B25]/2/[.$D$4])" office:value-type="float" office:value="0.641570875865167">
            <text:p>0.6416</text:p>
          </table:table-cell>
          <table:table-cell table:style-name="ce2" table:formula="of:=1-[.F25]" office:value-type="float" office:value="0.358429124134833">
            <text:p>0.358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" table:formula="of:=(1-([.B26]-1)/[.$D$4])" office:value-type="float" office:value="0.950684931506849">
            <text:p>0.9507</text:p>
          </table:table-cell>
          <table:table-cell table:style-name="ce2" table:formula="of:=[.D25]*[.C26]" office:value-type="float" office:value="0.620881473968463">
            <text:p>0.6209</text:p>
          </table:table-cell>
          <table:table-cell table:style-name="ce2" table:formula="of:=1-[.D26]" office:value-type="float" office:value="0.379118526031537">
            <text:p>0.3791</text:p>
          </table:table-cell>
          <table:table-cell table:style-name="ce2" table:formula="of:=EXP(-[.B26]*[.B26]/2/[.$D$4])" office:value-type="float" office:value="0.609863237393888">
            <text:p>0.6099</text:p>
          </table:table-cell>
          <table:table-cell table:style-name="ce2" table:formula="of:=1-[.F26]" office:value-type="float" office:value="0.390136762606111">
            <text:p>0.390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2" table:formula="of:=(1-([.B27]-1)/[.$D$4])" office:value-type="float" office:value="0.947945205479452">
            <text:p>0.9479</text:p>
          </table:table-cell>
          <table:table-cell table:style-name="ce2" table:formula="of:=[.D26]*[.C27]" office:value-type="float" office:value="0.58856161641942">
            <text:p>0.5886</text:p>
          </table:table-cell>
          <table:table-cell table:style-name="ce2" table:formula="of:=1-[.D27]" office:value-type="float" office:value="0.41143838358058">
            <text:p>0.4114</text:p>
          </table:table-cell>
          <table:table-cell table:style-name="ce2" table:formula="of:=EXP(-[.B27]*[.B27]/2/[.$D$4])" office:value-type="float" office:value="0.578136542517284">
            <text:p>0.5781</text:p>
          </table:table-cell>
          <table:table-cell table:style-name="ce2" table:formula="of:=1-[.F27]" office:value-type="float" office:value="0.421863457482716">
            <text:p>0.4219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2" table:formula="of:=(1-([.B28]-1)/[.$D$4])" office:value-type="float" office:value="0.945205479452055">
            <text:p>0.9452</text:p>
          </table:table-cell>
          <table:table-cell table:style-name="ce2" table:formula="of:=[.D27]*[.C28]" office:value-type="float" office:value="0.556311664834794">
            <text:p>0.5563</text:p>
          </table:table-cell>
          <table:table-cell table:style-name="ce2" table:formula="of:=1-[.D28]" office:value-type="float" office:value="0.443688335165206">
            <text:p>0.4437</text:p>
          </table:table-cell>
          <table:table-cell table:style-name="ce2" table:formula="of:=EXP(-[.B28]*[.B28]/2/[.$D$4])" office:value-type="float" office:value="0.546560873830382">
            <text:p>0.5466</text:p>
          </table:table-cell>
          <table:table-cell table:style-name="ce2" table:formula="of:=1-[.F28]" office:value-type="float" office:value="0.453439126169618">
            <text:p>0.453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2" table:formula="of:=(1-([.B29]-1)/[.$D$4])" office:value-type="float" office:value="0.942465753424658">
            <text:p>0.9425</text:p>
          </table:table-cell>
          <table:table-cell table:style-name="ce2" table:formula="of:=[.D28]*[.C29]" office:value-type="float" office:value="0.52430469233745">
            <text:p>0.5243</text:p>
          </table:table-cell>
          <table:table-cell table:style-name="ce2" table:formula="of:=1-[.D29]" office:value-type="float" office:value="0.47569530766255">
            <text:p>0.4757</text:p>
          </table:table-cell>
          <table:table-cell table:style-name="ce2" table:formula="of:=EXP(-[.B29]*[.B29]/2/[.$D$4])" office:value-type="float" office:value="0.51529604509686">
            <text:p>0.5153</text:p>
          </table:table-cell>
          <table:table-cell table:style-name="ce2" table:formula="of:=1-[.F29]" office:value-type="float" office:value="0.48470395490314">
            <text:p>0.48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2" table:formula="of:=(1-([.B30]-1)/[.$D$4])" office:value-type="float" office:value="0.93972602739726">
            <text:p>0.9397</text:p>
          </table:table-cell>
          <table:table-cell table:style-name="ce2" table:formula="of:=[.D29]*[.C30]" office:value-type="float" office:value="0.492702765676015">
            <text:p>0.4927</text:p>
          </table:table-cell>
          <table:table-cell table:style-name="ce2" table:formula="of:=1-[.D30]" office:value-type="float" office:value="0.507297234323985">
            <text:p>0.5073</text:p>
          </table:table-cell>
          <table:table-cell table:style-name="ce2" table:formula="of:=EXP(-[.B30]*[.B30]/2/[.$D$4])" office:value-type="float" office:value="0.484490461938483">
            <text:p>0.4845</text:p>
          </table:table-cell>
          <table:table-cell table:style-name="ce2" table:formula="of:=1-[.F30]" office:value-type="float" office:value="0.515509538061517">
            <text:p>0.515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(1-([.B31]-1)/[.$D$4])" office:value-type="float" office:value="0.936986301369863">
            <text:p>0.9370</text:p>
          </table:table-cell>
          <table:table-cell table:style-name="ce2" table:formula="of:=[.D30]*[.C31]" office:value-type="float" office:value="0.461655742085471">
            <text:p>0.4617</text:p>
          </table:table-cell>
          <table:table-cell table:style-name="ce2" table:formula="of:=1-[.D31]" office:value-type="float" office:value="0.538344257914529">
            <text:p>0.5383</text:p>
          </table:table-cell>
          <table:table-cell table:style-name="ce2" table:formula="of:=EXP(-[.B31]*[.B31]/2/[.$D$4])" office:value-type="float" office:value="0.454280197642861">
            <text:p>0.4543</text:p>
          </table:table-cell>
          <table:table-cell table:style-name="ce2" table:formula="of:=1-[.F31]" office:value-type="float" office:value="0.545719802357139">
            <text:p>0.5457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2" table:formula="of:=(1-([.B32]-1)/[.$D$4])" office:value-type="float" office:value="0.934246575342466">
            <text:p>0.9342</text:p>
          </table:table-cell>
          <table:table-cell table:style-name="ce2" table:formula="of:=[.D31]*[.C32]" office:value-type="float" office:value="0.431300296030536">
            <text:p>0.4313</text:p>
          </table:table-cell>
          <table:table-cell table:style-name="ce2" table:formula="of:=1-[.D32]" office:value-type="float" office:value="0.568699703969464">
            <text:p>0.5687</text:p>
          </table:table-cell>
          <table:table-cell table:style-name="ce2" table:formula="of:=EXP(-[.B32]*[.B32]/2/[.$D$4])" office:value-type="float" office:value="0.424788286510824">
            <text:p>0.4248</text:p>
          </table:table-cell>
          <table:table-cell table:style-name="ce2" table:formula="of:=1-[.F32]" office:value-type="float" office:value="0.575211713489176">
            <text:p>0.575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2" table:formula="of:=(1-([.B33]-1)/[.$D$4])" office:value-type="float" office:value="0.931506849315068">
            <text:p>0.9315</text:p>
          </table:table-cell>
          <table:table-cell table:style-name="ce2" table:formula="of:=[.D32]*[.C33]" office:value-type="float" office:value="0.401759179864061">
            <text:p>0.4018</text:p>
          </table:table-cell>
          <table:table-cell table:style-name="ce2" table:formula="of:=1-[.D33]" office:value-type="float" office:value="0.598240820135939">
            <text:p>0.5982</text:p>
          </table:table-cell>
          <table:table-cell table:style-name="ce2" table:formula="of:=EXP(-[.B33]*[.B33]/2/[.$D$4])" office:value-type="float" office:value="0.396124232988175">
            <text:p>0.3961</text:p>
          </table:table-cell>
          <table:table-cell table:style-name="ce2" table:formula="of:=1-[.F33]" office:value-type="float" office:value="0.603875767011825">
            <text:p>0.603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2" table:formula="of:=(1-([.B34]-1)/[.$D$4])" office:value-type="float" office:value="0.928767123287671">
            <text:p>0.9288</text:p>
          </table:table-cell>
          <table:table-cell table:style-name="ce2" table:formula="of:=[.D33]*[.C34]" office:value-type="float" office:value="0.373140717736758">
            <text:p>0.3731</text:p>
          </table:table-cell>
          <table:table-cell table:style-name="ce2" table:formula="of:=1-[.D34]" office:value-type="float" office:value="0.626859282263242">
            <text:p>0.6269</text:p>
          </table:table-cell>
          <table:table-cell table:style-name="ce2" table:formula="of:=EXP(-[.B34]*[.B34]/2/[.$D$4])" office:value-type="float" office:value="0.368383730936492">
            <text:p>0.3684</text:p>
          </table:table-cell>
          <table:table-cell table:style-name="ce2" table:formula="of:=1-[.F34]" office:value-type="float" office:value="0.631616269063507">
            <text:p>0.631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(1-([.B35]-1)/[.$D$4])" office:value-type="float" office:value="0.926027397260274">
            <text:p>0.9260</text:p>
          </table:table-cell>
          <table:table-cell table:style-name="ce2" table:formula="of:=[.D34]*[.C35]" office:value-type="float" office:value="0.345538527657601">
            <text:p>0.3455</text:p>
          </table:table-cell>
          <table:table-cell table:style-name="ce2" table:formula="of:=1-[.D35]" office:value-type="float" office:value="0.654461472342399">
            <text:p>0.6545</text:p>
          </table:table-cell>
          <table:table-cell table:style-name="ce2" table:formula="of:=EXP(-[.B35]*[.B35]/2/[.$D$4])" office:value-type="float" office:value="0.341648583869023">
            <text:p>0.3416</text:p>
          </table:table-cell>
          <table:table-cell table:style-name="ce2" table:formula="of:=1-[.F35]" office:value-type="float" office:value="0.658351416130977">
            <text:p>0.658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2" table:formula="of:=(1-([.B36]-1)/[.$D$4])" office:value-type="float" office:value="0.923287671232877">
            <text:p>0.9233</text:p>
          </table:table-cell>
          <table:table-cell table:style-name="ce2" table:formula="of:=[.D35]*[.C36]" office:value-type="float" office:value="0.319031462522223">
            <text:p>0.3190</text:p>
          </table:table-cell>
          <table:table-cell table:style-name="ce2" table:formula="of:=1-[.D36]" office:value-type="float" office:value="0.680968537477777">
            <text:p>0.6810</text:p>
          </table:table-cell>
          <table:table-cell table:style-name="ce2" table:formula="of:=EXP(-[.B36]*[.B36]/2/[.$D$4])" office:value-type="float" office:value="0.315986813871523">
            <text:p>0.3160</text:p>
          </table:table-cell>
          <table:table-cell table:style-name="ce2" table:formula="of:=1-[.F36]" office:value-type="float" office:value="0.684013186128477">
            <text:p>0.684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(1-([.B37]-1)/[.$D$4])" office:value-type="float" office:value="0.920547945205479">
            <text:p>0.9205</text:p>
          </table:table-cell>
          <table:table-cell table:style-name="ce2" table:formula="of:=[.D36]*[.C37]" office:value-type="float" office:value="0.293683757280731">
            <text:p>0.2937</text:p>
          </table:table-cell>
          <table:table-cell table:style-name="ce2" table:formula="of:=1-[.D37]" office:value-type="float" office:value="0.706316242719269">
            <text:p>0.7063</text:p>
          </table:table-cell>
          <table:table-cell table:style-name="ce2" table:formula="of:=EXP(-[.B37]*[.B37]/2/[.$D$4])" office:value-type="float" office:value="0.291452944289932">
            <text:p>0.2915</text:p>
          </table:table-cell>
          <table:table-cell table:style-name="ce2" table:formula="of:=1-[.F37]" office:value-type="float" office:value="0.708547055710068">
            <text:p>0.7085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2" table:formula="of:=(1-([.B38]-1)/[.$D$4])" office:value-type="float" office:value="0.917808219178082">
            <text:p>0.9178</text:p>
          </table:table-cell>
          <table:table-cell table:style-name="ce2" table:formula="of:=[.D37]*[.C38]" office:value-type="float" office:value="0.269545366271356">
            <text:p>0.2695</text:p>
          </table:table-cell>
          <table:table-cell table:style-name="ce2" table:formula="of:=1-[.D38]" office:value-type="float" office:value="0.730454633728644">
            <text:p>0.7305</text:p>
          </table:table-cell>
          <table:table-cell table:style-name="ce2" table:formula="of:=EXP(-[.B38]*[.B38]/2/[.$D$4])" office:value-type="float" office:value="0.268088439127351">
            <text:p>0.2681</text:p>
          </table:table-cell>
          <table:table-cell table:style-name="ce2" table:formula="of:=1-[.F38]" office:value-type="float" office:value="0.731911560872649">
            <text:p>0.73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2" table:formula="of:=(1-([.B39]-1)/[.$D$4])" office:value-type="float" office:value="0.915068493150685">
            <text:p>0.9151</text:p>
          </table:table-cell>
          <table:table-cell table:style-name="ce2" table:formula="of:=[.D38]*[.C39]" office:value-type="float" office:value="0.246652472149679">
            <text:p>0.2467</text:p>
          </table:table-cell>
          <table:table-cell table:style-name="ce2" table:formula="of:=1-[.D39]" office:value-type="float" office:value="0.753347527850321">
            <text:p>0.7533</text:p>
          </table:table-cell>
          <table:table-cell table:style-name="ce2" table:formula="of:=EXP(-[.B39]*[.B39]/2/[.$D$4])" office:value-type="float" office:value="0.245922280467176">
            <text:p>0.2459</text:p>
          </table:table-cell>
          <table:table-cell table:style-name="ce2" table:formula="of:=1-[.F39]" office:value-type="float" office:value="0.754077719532824">
            <text:p>0.754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2" table:formula="of:=(1-([.B40]-1)/[.$D$4])" office:value-type="float" office:value="0.912328767123288">
            <text:p>0.9123</text:p>
          </table:table-cell>
          <table:table-cell table:style-name="ce2" table:formula="of:=[.D39]*[.C40]" office:value-type="float" office:value="0.225028145824228">
            <text:p>0.2250</text:p>
          </table:table-cell>
          <table:table-cell table:style-name="ce2" table:formula="of:=1-[.D40]" office:value-type="float" office:value="0.774971854175772">
            <text:p>0.7750</text:p>
          </table:table-cell>
          <table:table-cell table:style-name="ce2" table:formula="of:=EXP(-[.B40]*[.B40]/2/[.$D$4])" office:value-type="float" office:value="0.2249716641279">
            <text:p>0.2250</text:p>
          </table:table-cell>
          <table:table-cell table:style-name="ce2" table:formula="of:=1-[.F40]" office:value-type="float" office:value="0.7750283358721">
            <text:p>0.775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2" table:formula="of:=(1-([.B41]-1)/[.$D$4])" office:value-type="float" office:value="0.90958904109589">
            <text:p>0.9096</text:p>
          </table:table-cell>
          <table:table-cell table:style-name="ce2" table:formula="of:=[.D40]*[.C41]" office:value-type="float" office:value="0.204683135379846">
            <text:p>0.2047</text:p>
          </table:table-cell>
          <table:table-cell table:style-name="ce2" table:formula="of:=1-[.D41]" office:value-type="float" office:value="0.795316864620154">
            <text:p>0.7953</text:p>
          </table:table-cell>
          <table:table-cell table:style-name="ce2" table:formula="of:=EXP(-[.B41]*[.B41]/2/[.$D$4])" office:value-type="float" office:value="0.205242793145099">
            <text:p>0.2052</text:p>
          </table:table-cell>
          <table:table-cell table:style-name="ce2" table:formula="of:=1-[.F41]" office:value-type="float" office:value="0.794757206854901">
            <text:p>0.794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2" table:formula="of:=(1-([.B42]-1)/[.$D$4])" office:value-type="float" office:value="0.906849315068493">
            <text:p>0.9068</text:p>
          </table:table-cell>
          <table:table-cell table:style-name="ce2" table:formula="of:=[.D41]*[.C42]" office:value-type="float" office:value="0.185616761125285">
            <text:p>0.1856</text:p>
          </table:table-cell>
          <table:table-cell table:style-name="ce2" table:formula="of:=1-[.D42]" office:value-type="float" office:value="0.814383238874715">
            <text:p>0.8144</text:p>
          </table:table-cell>
          <table:table-cell table:style-name="ce2" table:formula="of:=EXP(-[.B42]*[.B42]/2/[.$D$4])" office:value-type="float" office:value="0.186731748542366">
            <text:p>0.1867</text:p>
          </table:table-cell>
          <table:table-cell table:style-name="ce2" table:formula="of:=1-[.F42]" office:value-type="float" office:value="0.813268251457634">
            <text:p>0.8133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2" table:formula="of:=(1-([.B43]-1)/[.$D$4])" office:value-type="float" office:value="0.904109589041096">
            <text:p>0.9041</text:p>
          </table:table-cell>
          <table:table-cell table:style-name="ce2" table:formula="of:=[.D42]*[.C43]" office:value-type="float" office:value="0.16781789362012">
            <text:p>0.1678</text:p>
          </table:table-cell>
          <table:table-cell table:style-name="ce2" table:formula="of:=1-[.D43]" office:value-type="float" office:value="0.83218210637988">
            <text:p>0.8322</text:p>
          </table:table-cell>
          <table:table-cell table:style-name="ce2" table:formula="of:=EXP(-[.B43]*[.B43]/2/[.$D$4])" office:value-type="float" office:value="0.169425417159856">
            <text:p>0.1694</text:p>
          </table:table-cell>
          <table:table-cell table:style-name="ce2" table:formula="of:=1-[.F43]" office:value-type="float" office:value="0.830574582840144">
            <text:p>0.830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" table:formula="of:=(1-([.B44]-1)/[.$D$4])" office:value-type="float" office:value="0.901369863013699">
            <text:p>0.9014</text:p>
          </table:table-cell>
          <table:table-cell table:style-name="ce2" table:formula="of:=[.D43]*[.C44]" office:value-type="float" office:value="0.151265991783615">
            <text:p>0.1513</text:p>
          </table:table-cell>
          <table:table-cell table:style-name="ce2" table:formula="of:=1-[.D44]" office:value-type="float" office:value="0.848734008216385">
            <text:p>0.8487</text:p>
          </table:table-cell>
          <table:table-cell table:style-name="ce2" table:formula="of:=EXP(-[.B44]*[.B44]/2/[.$D$4])" office:value-type="float" office:value="0.153302457012589">
            <text:p>0.1533</text:p>
          </table:table-cell>
          <table:table-cell table:style-name="ce2" table:formula="of:=1-[.F44]" office:value-type="float" office:value="0.846697542987411">
            <text:p>0.846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" table:formula="of:=(1-([.B45]-1)/[.$D$4])" office:value-type="float" office:value="0.898630136986301">
            <text:p>0.8986</text:p>
          </table:table-cell>
          <table:table-cell table:style-name="ce2" table:formula="of:=[.D44]*[.C45]" office:value-type="float" office:value="0.135932178917879">
            <text:p>0.1359</text:p>
          </table:table-cell>
          <table:table-cell table:style-name="ce2" table:formula="of:=1-[.D45]" office:value-type="float" office:value="0.864067821082121">
            <text:p>0.8641</text:p>
          </table:table-cell>
          <table:table-cell table:style-name="ce2" table:formula="of:=EXP(-[.B45]*[.B45]/2/[.$D$4])" office:value-type="float" office:value="0.138334281699941">
            <text:p>0.1383</text:p>
          </table:table-cell>
          <table:table-cell table:style-name="ce2" table:formula="of:=1-[.F45]" office:value-type="float" office:value="0.861665718300059">
            <text:p>0.8617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" table:formula="of:=(1-([.B46]-1)/[.$D$4])" office:value-type="float" office:value="0.895890410958904">
            <text:p>0.8959</text:p>
          </table:table-cell>
          <table:table-cell table:style-name="ce2" table:formula="of:=[.D45]*[.C46]" office:value-type="float" office:value="0.121780335633278">
            <text:p>0.1218</text:p>
          </table:table-cell>
          <table:table-cell table:style-name="ce2" table:formula="of:=1-[.D46]" office:value-type="float" office:value="0.878219664366722">
            <text:p>0.8782</text:p>
          </table:table-cell>
          <table:table-cell table:style-name="ce2" table:formula="of:=EXP(-[.B46]*[.B46]/2/[.$D$4])" office:value-type="float" office:value="0.12448604672756">
            <text:p>0.1245</text:p>
          </table:table-cell>
          <table:table-cell table:style-name="ce2" table:formula="of:=1-[.F46]" office:value-type="float" office:value="0.87551395327244">
            <text:p>0.8755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2" table:formula="of:=(1-([.B47]-1)/[.$D$4])" office:value-type="float" office:value="0.893150684931507">
            <text:p>0.8932</text:p>
          </table:table-cell>
          <table:table-cell table:style-name="ce2" table:formula="of:=[.D46]*[.C47]" office:value-type="float" office:value="0.108768190182051">
            <text:p>0.1088</text:p>
          </table:table-cell>
          <table:table-cell table:style-name="ce2" table:formula="of:=1-[.D47]" office:value-type="float" office:value="0.891231809817949">
            <text:p>0.8912</text:p>
          </table:table-cell>
          <table:table-cell table:style-name="ce2" table:formula="of:=EXP(-[.B47]*[.B47]/2/[.$D$4])" office:value-type="float" office:value="0.111717622175412">
            <text:p>0.1117</text:p>
          </table:table-cell>
          <table:table-cell table:style-name="ce2" table:formula="of:=1-[.F47]" office:value-type="float" office:value="0.888282377824588">
            <text:p>0.888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2" table:formula="of:=(1-([.B48]-1)/[.$D$4])" office:value-type="float" office:value="0.89041095890411">
            <text:p>0.8904</text:p>
          </table:table-cell>
          <table:table-cell table:style-name="ce2" table:formula="of:=[.D47]*[.C48]" office:value-type="float" office:value="0.0968483885182646">
            <text:p>0.0968</text:p>
          </table:table-cell>
          <table:table-cell table:style-name="ce2" table:formula="of:=1-[.D48]" office:value-type="float" office:value="0.903151611481735">
            <text:p>0.9032</text:p>
          </table:table-cell>
          <table:table-cell table:style-name="ce2" table:formula="of:=EXP(-[.B48]*[.B48]/2/[.$D$4])" office:value-type="float" office:value="0.099984537892172">
            <text:p>0.1000</text:p>
          </table:table-cell>
          <table:table-cell table:style-name="ce2" table:formula="of:=1-[.F48]" office:value-type="float" office:value="0.900015462107828">
            <text:p>0.90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2" table:formula="of:=(1-([.B49]-1)/[.$D$4])" office:value-type="float" office:value="0.887671232876712">
            <text:p>0.8877</text:p>
          </table:table-cell>
          <table:table-cell table:style-name="ce2" table:formula="of:=[.D48]*[.C49]" office:value-type="float" office:value="0.0859695284381308">
            <text:p>0.0860</text:p>
          </table:table-cell>
          <table:table-cell table:style-name="ce2" table:formula="of:=1-[.D49]" office:value-type="float" office:value="0.914030471561869">
            <text:p>0.9140</text:p>
          </table:table-cell>
          <table:table-cell table:style-name="ce2" table:formula="of:=EXP(-[.B49]*[.B49]/2/[.$D$4])" office:value-type="float" office:value="0.0892388892592479">
            <text:p>0.0892</text:p>
          </table:table-cell>
          <table:table-cell table:style-name="ce2" table:formula="of:=1-[.F49]" office:value-type="float" office:value="0.910761110740752">
            <text:p>0.9108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2" table:formula="of:=(1-([.B50]-1)/[.$D$4])" office:value-type="float" office:value="0.884931506849315">
            <text:p>0.8849</text:p>
          </table:table-cell>
          <table:table-cell table:style-name="ce2" table:formula="of:=[.D49]*[.C50]" office:value-type="float" office:value="0.0760771443438801">
            <text:p>0.0761</text:p>
          </table:table-cell>
          <table:table-cell table:style-name="ce2" table:formula="of:=1-[.D50]" office:value-type="float" office:value="0.92392285565612">
            <text:p>0.9239</text:p>
          </table:table-cell>
          <table:table-cell table:style-name="ce2" table:formula="of:=EXP(-[.B50]*[.B50]/2/[.$D$4])" office:value-type="float" office:value="0.0794301934923773">
            <text:p>0.0794</text:p>
          </table:table-cell>
          <table:table-cell table:style-name="ce2" table:formula="of:=1-[.F50]" office:value-type="float" office:value="0.920569806507623">
            <text:p>0.9206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2" table:formula="of:=(1-([.B51]-1)/[.$D$4])" office:value-type="float" office:value="0.882191780821918">
            <text:p>0.8822</text:p>
          </table:table-cell>
          <table:table-cell table:style-name="ce2" table:formula="of:=[.D50]*[.C51]" office:value-type="float" office:value="0.0671146314485737">
            <text:p>0.0671</text:p>
          </table:table-cell>
          <table:table-cell table:style-name="ce2" table:formula="of:=1-[.D51]" office:value-type="float" office:value="0.932885368551426">
            <text:p>0.9329</text:p>
          </table:table-cell>
          <table:table-cell table:style-name="ce2" table:formula="of:=EXP(-[.B51]*[.B51]/2/[.$D$4])" office:value-type="float" office:value="0.0705061883839449">
            <text:p>0.0705</text:p>
          </table:table-cell>
          <table:table-cell table:style-name="ce2" table:formula="of:=1-[.F51]" office:value-type="float" office:value="0.929493811616055">
            <text:p>0.929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2" table:formula="of:=(1-([.B52]-1)/[.$D$4])" office:value-type="float" office:value="0.879452054794521">
            <text:p>0.8795</text:p>
          </table:table-cell>
          <table:table-cell table:style-name="ce2" table:formula="of:=[.D51]*[.C52]" office:value-type="float" office:value="0.0590241005342251">
            <text:p>0.0590</text:p>
          </table:table-cell>
          <table:table-cell table:style-name="ce2" table:formula="of:=1-[.D52]" office:value-type="float" office:value="0.940975899465775">
            <text:p>0.9410</text:p>
          </table:table-cell>
          <table:table-cell table:style-name="ce2" table:formula="of:=EXP(-[.B52]*[.B52]/2/[.$D$4])" office:value-type="float" office:value="0.0624135672888193">
            <text:p>0.0624</text:p>
          </table:table-cell>
          <table:table-cell table:style-name="ce2" table:formula="of:=1-[.F52]" office:value-type="float" office:value="0.937586432711181">
            <text:p>0.937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2" table:formula="of:=(1-([.B53]-1)/[.$D$4])" office:value-type="float" office:value="0.876712328767123">
            <text:p>0.8767</text:p>
          </table:table-cell>
          <table:table-cell table:style-name="ce2" table:formula="of:=[.D52]*[.C53]" office:value-type="float" office:value="0.0517471566327453">
            <text:p>0.0517</text:p>
          </table:table-cell>
          <table:table-cell table:style-name="ce2" table:formula="of:=1-[.D53]" office:value-type="float" office:value="0.948252843367255">
            <text:p>0.9483</text:p>
          </table:table-cell>
          <table:table-cell table:style-name="ce2" table:formula="of:=EXP(-[.B53]*[.B53]/2/[.$D$4])" office:value-type="float" office:value="0.0550986459802539">
            <text:p>0.0551</text:p>
          </table:table-cell>
          <table:table-cell table:style-name="ce2" table:formula="of:=1-[.F53]" office:value-type="float" office:value="0.944901354019746">
            <text:p>0.944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2" table:formula="of:=(1-([.B54]-1)/[.$D$4])" office:value-type="float" office:value="0.873972602739726">
            <text:p>0.8740</text:p>
          </table:table-cell>
          <table:table-cell table:style-name="ce2" table:formula="of:=[.D53]*[.C54]" office:value-type="float" office:value="0.0452255971667007">
            <text:p>0.0452</text:p>
          </table:table-cell>
          <table:table-cell table:style-name="ce2" table:formula="of:=1-[.D54]" office:value-type="float" office:value="0.954774402833299">
            <text:p>0.9548</text:p>
          </table:table-cell>
          <table:table-cell table:style-name="ce2" table:formula="of:=EXP(-[.B54]*[.B54]/2/[.$D$4])" office:value-type="float" office:value="0.0485079587161839">
            <text:p>0.0485</text:p>
          </table:table-cell>
          <table:table-cell table:style-name="ce2" table:formula="of:=1-[.F54]" office:value-type="float" office:value="0.951492041283816">
            <text:p>0.9515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2" table:formula="of:=(1-([.B55]-1)/[.$D$4])" office:value-type="float" office:value="0.871232876712329">
            <text:p>0.8712</text:p>
          </table:table-cell>
          <table:table-cell table:style-name="ce2" table:formula="of:=[.D54]*[.C55]" office:value-type="float" office:value="0.0394020271205775">
            <text:p>0.0394</text:p>
          </table:table-cell>
          <table:table-cell table:style-name="ce2" table:formula="of:=1-[.D55]" office:value-type="float" office:value="0.960597972879422">
            <text:p>0.9606</text:p>
          </table:table-cell>
          <table:table-cell table:style-name="ce2" table:formula="of:=EXP(-[.B55]*[.B55]/2/[.$D$4])" office:value-type="float" office:value="0.0425887824325663">
            <text:p>0.0426</text:p>
          </table:table-cell>
          <table:table-cell table:style-name="ce2" table:formula="of:=1-[.F55]" office:value-type="float" office:value="0.957411217567434">
            <text:p>0.9574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2" table:formula="of:=(1-([.B56]-1)/[.$D$4])" office:value-type="float" office:value="0.868493150684932">
            <text:p>0.8685</text:p>
          </table:table-cell>
          <table:table-cell table:style-name="ce2" table:formula="of:=[.D55]*[.C56]" office:value-type="float" office:value="0.0342203906773235">
            <text:p>0.0342</text:p>
          </table:table-cell>
          <table:table-cell table:style-name="ce2" table:formula="of:=1-[.D56]" office:value-type="float" office:value="0.965779609322676">
            <text:p>0.9658</text:p>
          </table:table-cell>
          <table:table-cell table:style-name="ce2" table:formula="of:=EXP(-[.B56]*[.B56]/2/[.$D$4])" office:value-type="float" office:value="0.0372895893983788">
            <text:p>0.0373</text:p>
          </table:table-cell>
          <table:table-cell table:style-name="ce2" table:formula="of:=1-[.F56]" office:value-type="float" office:value="0.962710410601621">
            <text:p>0.9627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2" table:formula="of:=(1-([.B57]-1)/[.$D$4])" office:value-type="float" office:value="0.865753424657534">
            <text:p>0.8658</text:p>
          </table:table-cell>
          <table:table-cell table:style-name="ce2" table:formula="of:=[.D56]*[.C57]" office:value-type="float" office:value="0.0296264204220116">
            <text:p>0.0296</text:p>
          </table:table-cell>
          <table:table-cell table:style-name="ce2" table:formula="of:=1-[.D57]" office:value-type="float" office:value="0.970373579577988">
            <text:p>0.9704</text:p>
          </table:table-cell>
          <table:table-cell table:style-name="ce2" table:formula="of:=EXP(-[.B57]*[.B57]/2/[.$D$4])" office:value-type="float" office:value="0.032560429912094">
            <text:p>0.0326</text:p>
          </table:table-cell>
          <table:table-cell table:style-name="ce2" table:formula="of:=1-[.F57]" office:value-type="float" office:value="0.967439570087906">
            <text:p>0.967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2" table:formula="of:=(1-([.B58]-1)/[.$D$4])" office:value-type="float" office:value="0.863013698630137">
            <text:p>0.8630</text:p>
          </table:table-cell>
          <table:table-cell table:style-name="ce2" table:formula="of:=[.D57]*[.C58]" office:value-type="float" office:value="0.0255680066655716">
            <text:p>0.0256</text:p>
          </table:table-cell>
          <table:table-cell table:style-name="ce2" table:formula="of:=1-[.D58]" office:value-type="float" office:value="0.974431993334428">
            <text:p>0.9744</text:p>
          </table:table-cell>
          <table:table-cell table:style-name="ce2" table:formula="of:=EXP(-[.B58]*[.B58]/2/[.$D$4])" office:value-type="float" office:value="0.0283532476835609">
            <text:p>0.0284</text:p>
          </table:table-cell>
          <table:table-cell table:style-name="ce2" table:formula="of:=1-[.F58]" office:value-type="float" office:value="0.971646752316439">
            <text:p>0.9716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2" table:formula="of:=(1-([.B59]-1)/[.$D$4])" office:value-type="float" office:value="0.86027397260274">
            <text:p>0.8603</text:p>
          </table:table-cell>
          <table:table-cell table:style-name="ce2" table:formula="of:=[.D58]*[.C59]" office:value-type="float" office:value="0.0219954906657246">
            <text:p>0.0220</text:p>
          </table:table-cell>
          <table:table-cell table:style-name="ce2" table:formula="of:=1-[.D59]" office:value-type="float" office:value="0.978004509334275">
            <text:p>0.9780</text:p>
          </table:table-cell>
          <table:table-cell table:style-name="ce2" table:formula="of:=EXP(-[.B59]*[.B59]/2/[.$D$4])" office:value-type="float" office:value="0.0246221314255847">
            <text:p>0.0246</text:p>
          </table:table-cell>
          <table:table-cell table:style-name="ce2" table:formula="of:=1-[.F59]" office:value-type="float" office:value="0.975377868574415">
            <text:p>0.9754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2" table:formula="of:=(1-([.B60]-1)/[.$D$4])" office:value-type="float" office:value="0.857534246575342">
            <text:p>0.8575</text:p>
          </table:table-cell>
          <table:table-cell table:style-name="ce2" table:formula="of:=[.D59]*[.C60]" office:value-type="float" office:value="0.0188618865160872">
            <text:p>0.0189</text:p>
          </table:table-cell>
          <table:table-cell table:style-name="ce2" table:formula="of:=1-[.D60]" office:value-type="float" office:value="0.981138113483913">
            <text:p>0.9811</text:p>
          </table:table-cell>
          <table:table-cell table:style-name="ce2" table:formula="of:=EXP(-[.B60]*[.B60]/2/[.$D$4])" office:value-type="float" office:value="0.0213235068784391">
            <text:p>0.0213</text:p>
          </table:table-cell>
          <table:table-cell table:style-name="ce2" table:formula="of:=1-[.F60]" office:value-type="float" office:value="0.978676493121561">
            <text:p>0.9787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2" table:formula="of:=(1-([.B61]-1)/[.$D$4])" office:value-type="float" office:value="0.854794520547945">
            <text:p>0.8548</text:p>
          </table:table-cell>
          <table:table-cell table:style-name="ce2" table:formula="of:=[.D60]*[.C61]" office:value-type="float" office:value="0.0161230372411485">
            <text:p>0.0161</text:p>
          </table:table-cell>
          <table:table-cell table:style-name="ce2" table:formula="of:=1-[.D61]" office:value-type="float" office:value="0.983876962758851">
            <text:p>0.9839</text:p>
          </table:table-cell>
          <table:table-cell table:style-name="ce2" table:formula="of:=EXP(-[.B61]*[.B61]/2/[.$D$4])" office:value-type="float" office:value="0.0184162740147597">
            <text:p>0.0184</text:p>
          </table:table-cell>
          <table:table-cell table:style-name="ce2" table:formula="of:=1-[.F61]" office:value-type="float" office:value="0.98158372598524">
            <text:p>0.981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2" table:formula="of:=(1-([.B62]-1)/[.$D$4])" office:value-type="float" office:value="0.852054794520548">
            <text:p>0.8521</text:p>
          </table:table-cell>
          <table:table-cell table:style-name="ce2" table:formula="of:=[.D61]*[.C62]" office:value-type="float" office:value="0.0137377111835539">
            <text:p>0.0137</text:p>
          </table:table-cell>
          <table:table-cell table:style-name="ce2" table:formula="of:=1-[.D62]" office:value-type="float" office:value="0.986262288816446">
            <text:p>0.9863</text:p>
          </table:table-cell>
          <table:table-cell table:style-name="ce2" table:formula="of:=EXP(-[.B62]*[.B62]/2/[.$D$4])" office:value-type="float" office:value="0.0158618945320513">
            <text:p>0.0159</text:p>
          </table:table-cell>
          <table:table-cell table:style-name="ce2" table:formula="of:=1-[.F62]" office:value-type="float" office:value="0.984138105467949">
            <text:p>0.984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2" table:formula="of:=(1-([.B63]-1)/[.$D$4])" office:value-type="float" office:value="0.849315068493151">
            <text:p>0.8493</text:p>
          </table:table-cell>
          <table:table-cell table:style-name="ce2" table:formula="of:=[.D62]*[.C63]" office:value-type="float" office:value="0.0116676451147992">
            <text:p>0.0117</text:p>
          </table:table-cell>
          <table:table-cell table:style-name="ce2" table:formula="of:=1-[.D63]" office:value-type="float" office:value="0.988332354885201">
            <text:p>0.9883</text:p>
          </table:table-cell>
          <table:table-cell table:style-name="ce2" table:formula="of:=EXP(-[.B63]*[.B63]/2/[.$D$4])" office:value-type="float" office:value="0.0136244349485494">
            <text:p>0.0136</text:p>
          </table:table-cell>
          <table:table-cell table:style-name="ce2" table:formula="of:=1-[.F63]" office:value-type="float" office:value="0.986375565051451">
            <text:p>0.98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2" table:formula="of:=(1-([.B64]-1)/[.$D$4])" office:value-type="float" office:value="0.846575342465753">
            <text:p>0.8466</text:p>
          </table:table-cell>
          <table:table-cell table:style-name="ce2" table:formula="of:=[.D63]*[.C64]" office:value-type="float" office:value="0.00987754065883002">
            <text:p>0.0099</text:p>
          </table:table-cell>
          <table:table-cell table:style-name="ce2" table:formula="of:=1-[.D64]" office:value-type="float" office:value="0.99012245934117">
            <text:p>0.9901</text:p>
          </table:table-cell>
          <table:table-cell table:style-name="ce2" table:formula="of:=EXP(-[.B64]*[.B64]/2/[.$D$4])" office:value-type="float" office:value="0.0116705706906871">
            <text:p>0.0117</text:p>
          </table:table-cell>
          <table:table-cell table:style-name="ce2" table:formula="of:=1-[.F64]" office:value-type="float" office:value="0.988329429309313">
            <text:p>0.988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2" table:formula="of:=(1-([.B65]-1)/[.$D$4])" office:value-type="float" office:value="0.843835616438356">
            <text:p>0.8438</text:p>
          </table:table-cell>
          <table:table-cell table:style-name="ce2" table:formula="of:=[.D64]*[.C65]" office:value-type="float" office:value="0.00833502061073875">
            <text:p>0.0083</text:p>
          </table:table-cell>
          <table:table-cell table:style-name="ce2" table:formula="of:=1-[.D65]" office:value-type="float" office:value="0.991664979389261">
            <text:p>0.9917</text:p>
          </table:table-cell>
          <table:table-cell table:style-name="ce2" table:formula="of:=EXP(-[.B65]*[.B65]/2/[.$D$4])" office:value-type="float" office:value="0.00996955651361809">
            <text:p>0.0100</text:p>
          </table:table-cell>
          <table:table-cell table:style-name="ce2" table:formula="of:=1-[.F65]" office:value-type="float" office:value="0.990030443486382">
            <text:p>0.990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2" table:formula="of:=(1-([.B66]-1)/[.$D$4])" office:value-type="float" office:value="0.841095890410959">
            <text:p>0.8411</text:p>
          </table:table-cell>
          <table:table-cell table:style-name="ce2" table:formula="of:=[.D65]*[.C66]" office:value-type="float" office:value="0.00701055158218301">
            <text:p>0.0070</text:p>
          </table:table-cell>
          <table:table-cell table:style-name="ce2" table:formula="of:=1-[.D66]" office:value-type="float" office:value="0.992989448417817">
            <text:p>0.9930</text:p>
          </table:table-cell>
          <table:table-cell table:style-name="ce2" table:formula="of:=EXP(-[.B66]*[.B66]/2/[.$D$4])" office:value-type="float" office:value="0.00849316844758028">
            <text:p>0.0085</text:p>
          </table:table-cell>
          <table:table-cell table:style-name="ce2" table:formula="of:=1-[.F66]" office:value-type="float" office:value="0.99150683155242">
            <text:p>0.99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2" table:formula="of:=(1-([.B67]-1)/[.$D$4])" office:value-type="float" office:value="0.838356164383562">
            <text:p>0.8384</text:p>
          </table:table-cell>
          <table:table-cell table:style-name="ce2" table:formula="of:=[.D66]*[.C67]" office:value-type="float" office:value="0.00587733913465206">
            <text:p>0.0059</text:p>
          </table:table-cell>
          <table:table-cell table:style-name="ce2" table:formula="of:=1-[.D67]" office:value-type="float" office:value="0.994122660865348">
            <text:p>0.9941</text:p>
          </table:table-cell>
          <table:table-cell table:style-name="ce2" table:formula="of:=EXP(-[.B67]*[.B67]/2/[.$D$4])" office:value-type="float" office:value="0.00721562222996788">
            <text:p>0.0072</text:p>
          </table:table-cell>
          <table:table-cell table:style-name="ce2" table:formula="of:=1-[.F67]" office:value-type="float" office:value="0.992784377770032">
            <text:p>0.9928</text:p>
          </table:table-cell>
        </table:table-row>
        <table:table-row table:style-name="ro1" table:number-rows-repeated="10485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otHashCollision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PlotHashCollisions.H23" table:end-x="0.5114in" table:end-y="0.1295in" draw:z-index="0" draw:style-name="gr1" draw:text-style-name="P1" svg:width="6.6953in" svg:height="3.8256in" svg:x="0.039in" svg:y="0.0378in">
              <draw:object draw:notify-on-update-of-ranges="HashCollisions.D7:HashCollisions.D7 HashCollisions.D8:HashCollisions.D67 HashCollisions.B8:HashCollisions.B67 HashCollisions.E7:HashCollisions.E7 HashCollisions.E8:HashCollisions.E67 HashCollisions.B8:HashCollisions.B67 HashCollisions.F6:HashCollisions.F7 HashCollisions.F8:HashCollisions.F67 HashCollisions.B8:HashCollisions.B67 HashCollisions.G6:HashCollisions.G7 HashCollisions.G8:HashCollisions.G67 HashCollisions.B8:HashCollisions.B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MaxCollisions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4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office:value-type="string">
            <text:p>Maximum Collisions k Relative to Size N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k</text:p>
          </table:table-cell>
          <table:table-cell office:value-type="string">
            <text:p>(e/k)^k</text:p>
          </table:table-cell>
          <table:table-cell table:style-name="ce1" office:value-type="string">
            <text:p>n=(k/e)^k/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EXP(1)/[.C8])^[.C8]" office:value-type="float" office:value="0.00864687914722083">
            <text:p>0.0086468791</text:p>
          </table:table-cell>
          <table:table-cell table:formula="of:=1/[.D8]/4" office:value-type="float" office:value="28.9121653886364">
            <text:p>2.89E+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EXP(1)/[.C9])^[.C9]" office:value-type="float" office:value="0.00133160400662559">
            <text:p>0.001331604</text:p>
          </table:table-cell>
          <table:table-cell table:formula="of:=1/[.D9]/4" office:value-type="float" office:value="187.743502389666">
            <text:p>1.88E+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EXP(1)/[.C10])^[.C10]" office:value-type="float" office:value="0.000177678941907986">
            <text:p>0.0001776789</text:p>
          </table:table-cell>
          <table:table-cell table:formula="of:=1/[.D10]/4" office:value-type="float" office:value="1407.03224206202">
            <text:p>1.41E+0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EXP(1)/[.C11])^[.C11]" office:value-type="float" office:value="0.0000209154759689939">
            <text:p>2.09154759689939E-005</text:p>
          </table:table-cell>
          <table:table-cell table:formula="of:=1/[.D11]/4" office:value-type="float" office:value="11952.8716616639">
            <text:p>1.20E+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EXP(1)/[.C12])^[.C12]" office:value-type="float" office:value="0.00000220264657948067">
            <text:p>2.20264657948067E-006</text:p>
          </table:table-cell>
          <table:table-cell table:formula="of:=1/[.D12]/4" office:value-type="float" office:value="113499.824406212">
            <text:p>1.13E+0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EXP(1)/[.C13])^[.C13]" office:value-type="float" office:value="0.000000209855214078612">
            <text:p>2.09855214078612E-007</text:p>
          </table:table-cell>
          <table:table-cell table:formula="of:=1/[.D13]/4" office:value-type="float" office:value="1191297.53862751">
            <text:p>1.19E+006</text:p>
          </table:table-cell>
          <table:table-cell office:value-type="string">
            <text:p>Riverside County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EXP(1)/[.C14])^[.C14]" office:value-type="float" office:value="0.0000000182540329557232">
            <text:p>1.82540329557232E-008</text:p>
          </table:table-cell>
          <table:table-cell table:formula="of:=1/[.D14]/4" office:value-type="float" office:value="13695603.6294224">
            <text:p>1.37E+007</text:p>
          </table:table-cell>
          <table:table-cell office:value-type="string">
            <text:p>City of London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EXP(1)/[.C15])^[.C15]" office:value-type="float" office:value="0.00000000146071229486853">
            <text:p>1.46071229486853E-009</text:p>
          </table:table-cell>
          <table:table-cell table:formula="of:=1/[.D15]/4" office:value-type="float" office:value="171149377.518248">
            <text:p>1.71E+008</text:p>
          </table:table-cell>
          <table:table-cell office:value-type="string">
            <text:p>Country of Bangladesh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EXP(1)/[.C16])^[.C16]" office:value-type="float" office:value="0.000000000108225661038899">
            <text:p>1.08225661038899E-010</text:p>
          </table:table-cell>
          <table:table-cell table:formula="of:=1/[.D16]/4" office:value-type="float" office:value="2309988200.58159">
            <text:p>2.31E+009</text:p>
          </table:table-cell>
          <table:table-cell office:value-type="string">
            <text:p>China and India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EXP(1)/[.C17])^[.C17]" office:value-type="float" office:value="0.00000000000746531852643313">
            <text:p>7.46531852643313E-012</text:p>
          </table:table-cell>
          <table:table-cell table:formula="of:=1/[.D17]/4" office:value-type="float" office:value="33488189300.2693">
            <text:p>3.35E+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EXP(1)/[.C18])^[.C18]" office:value-type="float" office:value="0.000000000000481717016564046">
            <text:p>4.81717016564046E-013</text:p>
          </table:table-cell>
          <table:table-cell table:formula="of:=1/[.D18]/4" office:value-type="float" office:value="518976891834.091">
            <text:p>5.19E+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EXP(1)/[.C19])^[.C19]" office:value-type="float" office:value="0.0000000000000291994404364402">
            <text:p>2.91994404364402E-014</text:p>
          </table:table-cell>
          <table:table-cell table:formula="of:=1/[.D19]/4" office:value-type="float" office:value="8561807906702.43">
            <text:p>8.56E+0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10/09/2019</text:date>, <text:time>19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0-09T18:00:09.23</meta:creation-date>
    <meta:generator>OpenOffice/4.1.5$Win32 OpenOffice.org_project/415m1$Build-9789</meta:generator>
    <dc:date>2019-10-09T19:34:41.61</dc:date>
    <dc:creator>RCC RCCD</dc:creator>
    <meta:editing-duration>PT1H34M34S</meta:editing-duration>
    <meta:editing-cycles>2</meta:editing-cycles>
    <meta:document-statistic meta:table-count="3" meta:cell-count="4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07cm" svg:height="9.718cm" xlink:href=".." xlink:type="simple" chart:class="chart:scatter" chart:style-name="ch1">
        <chart:title svg:x="5.814cm" svg:y="0.33cm" chart:style-name="ch2">
          <text:p>Hash Collision Probabilities</text:p>
        </chart:title>
        <chart:subtitle svg:x="6.448cm" svg:y="1.303cm" chart:style-name="ch3">
          <text:p>Exact and Approximate</text:p>
        </chart:subtitle>
        <chart:legend chart:legend-position="end" svg:x="11.35cm" svg:y="3.761cm" style:legend-expansion="high" chart:style-name="ch4"/>
        <chart:plot-area chart:style-name="ch5" table:cell-range-address="HashCollisions.B8:HashCollisions.B67 HashCollisions.D7:HashCollisions.E67 HashCollisions.F6:HashCollisions.G67" chart:data-source-has-labels="row" svg:x="1.378cm" svg:y="2.374cm" svg:width="9.292cm" svg:height="6.142cm">
          <chartooo:coordinate-region svg:x="2.661cm" svg:y="2.586cm" svg:width="7.822cm" svg:height="5.257cm"/>
          <chart:axis chart:dimension="x" chart:name="primary-x" chart:style-name="ch6">
            <chart:title svg:x="4.3cm" svg:y="8.711cm" chart:style-name="ch7">
              <text:p>m - Number of Hashes</text:p>
            </chart:title>
            <chart:grid chart:style-name="ch8" chart:class="major"/>
          </chart:axis>
          <chart:axis chart:dimension="y" chart:name="primary-y" chart:style-name="ch9">
            <chart:title svg:x="0.451cm" svg:y="6.256cm" chart:style-name="ch10">
              <text:p>Probability</text:p>
            </chart:title>
            <chart:grid chart:style-name="ch8" chart:class="major"/>
          </chart:axis>
          <chart:series chart:style-name="ch11" chart:values-cell-range-address="HashCollisions.D8:HashCollisions.D67" chart:label-cell-address="HashCollisions.D7:HashCollisions.D7" chart:class="chart:scatter">
            <chart:domain table:cell-range-address="HashCollisions.B8:HashCollisions.B67"/>
            <chart:data-point chart:repeated="60"/>
          </chart:series>
          <chart:series chart:style-name="ch12" chart:values-cell-range-address="HashCollisions.E8:HashCollisions.E67" chart:label-cell-address="HashCollisions.E7:HashCollisions.E7" chart:class="chart:scatter">
            <chart:data-point chart:repeated="60"/>
          </chart:series>
          <chart:series chart:style-name="ch13" chart:values-cell-range-address="HashCollisions.F8:HashCollisions.F67" chart:label-cell-address="HashCollisions.F6:HashCollisions.F7" chart:class="chart:scatter">
            <chart:data-point chart:repeated="60"/>
          </chart:series>
          <chart:series chart:style-name="ch14" chart:values-cell-range-address="HashCollisions.G8:HashCollisions.G67" chart:label-cell-address="HashCollisions.G6:HashCollisions.G7" chart:class="chart:scatter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(No Collision)</text:p>
                <draw:g>
                  <svg:desc>HashCollisions.D7:HashCollisions.D7</svg:desc>
                </draw:g>
              </table:table-cell>
              <table:table-cell office:value-type="string">
                <text:p>P(Collision)</text:p>
                <draw:g>
                  <svg:desc>HashCollisions.E7:HashCollisions.E7</svg:desc>
                </draw:g>
              </table:table-cell>
              <table:table-cell office:value-type="string">
                <text:p>Approximate P(No Collision)</text:p>
                <text:list>
                  <text:list-item>
                    <text:p>Approximate</text:p>
                  </text:list-item>
                  <text:list-item>
                    <text:p>P(No Collision)</text:p>
                  </text:list-item>
                </text:list>
                <draw:g>
                  <svg:desc>HashCollisions.F6:HashCollisions.F7</svg:desc>
                </draw:g>
              </table:table-cell>
              <table:table-cell office:value-type="string">
                <text:p>Approximate P(Collision)</text:p>
                <text:list>
                  <text:list-item>
                    <text:p>Approximate</text:p>
                  </text:list-item>
                  <text:list-item>
                    <text:p>P(Collision)</text:p>
                  </text:list-item>
                </text:list>
                <draw:g>
                  <svg:desc>HashCollisions.G6:HashCollisions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ashCollisions.B8:HashCollisions.B67</svg:desc>
                </draw:g>
              </table:table-cell>
              <table:table-cell office:value-type="float" office:value="1">
                <text:p>1</text:p>
                <draw:g>
                  <svg:desc>HashCollisions.D8:HashCollisions.D67</svg:desc>
                </draw:g>
              </table:table-cell>
              <table:table-cell office:value-type="float" office:value="0">
                <text:p>0</text:p>
                <draw:g>
                  <svg:desc>HashCollisions.E8:HashCollisions.E67</svg:desc>
                </draw:g>
              </table:table-cell>
              <table:table-cell office:value-type="float" office:value="0.998631074820356">
                <text:p>0.998631074820356</text:p>
                <draw:g>
                  <svg:desc>HashCollisions.F8:HashCollisions.F67</svg:desc>
                </draw:g>
              </table:table-cell>
              <table:table-cell office:value-type="float" office:value="0.00136892517964404">
                <text:p>0.00136892517964404</text:p>
                <draw:g>
                  <svg:desc>HashCollisions.G8:HashCollisions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994535532760597">
                <text:p>0.994535532760597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987746920760699">
                <text:p>0.987746920760699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978320641662537">
                <text:p>0.978320641662537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966333201318802">
                <text:p>0.966333201318802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951881174680433">
                <text:p>0.951881174680433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935079910405377">
                <text:p>0.935079910405377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916061998289108">
                <text:p>0.916061998289108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89497552798951">
                <text:p>0.89497552798951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871982171011542">
                <text:p>0.871982171011542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847255120656747">
                <text:p>0.847255120656747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820976926576618">
                <text:p>0.820976926576618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793337261667655">
                <text:p>0.793337261667655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764530659303283">
                <text:p>0.76453065930328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734754258330115">
                <text:p>0.734754258330115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704205591901405">
                <text:p>0.70420559190140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673080454137317">
                <text:p>0.673080454137317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3088582128211">
                <text:p>0.653088582128211</text:p>
              </table:table-cell>
              <table:table-cell office:value-type="float" office:value="0.346911417871789">
                <text:p>0.346911417871789</text:p>
              </table:table-cell>
              <table:table-cell office:value-type="float" office:value="0.641570875865167">
                <text:p>0.641570875865167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609863237393888">
                <text:p>0.609863237393888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578136542517284">
                <text:p>0.578136542517284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546560873830382">
                <text:p>0.546560873830382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51529604509686">
                <text:p>0.51529604509686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2702765676015">
                <text:p>0.492702765676015</text:p>
              </table:table-cell>
              <table:table-cell office:value-type="float" office:value="0.507297234323985">
                <text:p>0.507297234323985</text:p>
              </table:table-cell>
              <table:table-cell office:value-type="float" office:value="0.484490461938483">
                <text:p>0.484490461938483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454280197642861">
                <text:p>0.454280197642861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424788286510824">
                <text:p>0.42478828651082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396124232988175">
                <text:p>0.396124232988175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368383730936492">
                <text:p>0.36838373093649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45538527657601">
                <text:p>0.345538527657601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341648583869023">
                <text:p>0.341648583869023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315986813871523">
                <text:p>0.315986813871523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291452944289932">
                <text:p>0.291452944289932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268088439127351">
                <text:p>0.268088439127351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245922280467176">
                <text:p>0.245922280467176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2249716641279">
                <text:p>0.2249716641279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205242793145099">
                <text:p>0.205242793145099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186731748542366">
                <text:p>0.186731748542366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169425417159856">
                <text:p>0.169425417159856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153302457012589">
                <text:p>0.153302457012589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138334281699941">
                <text:p>0.13833428169994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12448604672756">
                <text:p>0.12448604672756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111717622175412">
                <text:p>0.111717622175412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099984537892172">
                <text:p>0.099984537892172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8">
                <text:p>0.0859695284381308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0892388892592479">
                <text:p>0.089238889259247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0794301934923773">
                <text:p>0.0794301934923773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0705061883839449">
                <text:p>0.0705061883839449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0624135672888193">
                <text:p>0.0624135672888193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0550986459802539">
                <text:p>0.0550986459802539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0485079587161839">
                <text:p>0.048507958716183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0425887824325663">
                <text:p>0.0425887824325663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0372895893983788">
                <text:p>0.0372895893983788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032560429912094">
                <text:p>0.032560429912094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0283532476835609">
                <text:p>0.0283532476835609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0246221314255847">
                <text:p>0.0246221314255847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0213235068784391">
                <text:p>0.0213235068784391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0184162740147597">
                <text:p>0.0184162740147597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0158618945320513">
                <text:p>0.0158618945320513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0136244349485494">
                <text:p>0.0136244349485494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0116705706906871">
                <text:p>0.0116705706906871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00996955651361809">
                <text:p>0.00996955651361809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00849316844758028">
                <text:p>0.00849316844758028</text:p>
              </table:table-cell>
              <table:table-cell office:value-type="float" office:value="0.99150683155242">
                <text:p>0.9915068315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00721562222996788">
                <text:p>0.00721562222996788</text:p>
              </table:table-cell>
              <table:table-cell office:value-type="float" office:value="0.992784377770032">
                <text:p>0.99278437777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